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officeooo:paragraph-rsid="0003f9ac" style:font-size-asian="10pt" style:font-size-complex="10pt"/>
    </style:style>
    <style:style style:name="P4" style:family="paragraph" style:parent-style-name="Standard">
      <style:text-properties style:font-name="Arial" fo:font-size="10pt" officeooo:rsid="0003f9ac" officeooo:paragraph-rsid="0003f9ac" style:font-size-asian="10pt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officeooo:paragraph-rsid="0003f9ac" style:font-size-asian="10pt" style:font-size-complex="10pt"/>
    </style:style>
    <style:style style:name="P7" style:family="paragraph" style:parent-style-name="Standard">
      <style:text-properties style:font-name="Arial" fo:font-size="10pt" officeooo:rsid="0005741b" officeooo:paragraph-rsid="0005741b" style:font-size-asian="10pt" style:font-size-complex="10pt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>
      <style:text-properties style:font-name="Arial" fo:font-size="10pt" officeooo:paragraph-rsid="0005741b" style:font-size-asian="10pt" style:font-size-complex="10pt"/>
    </style:style>
    <style:style style:name="P10" style:family="paragraph" style:parent-style-name="Standard">
      <style:text-properties style:font-name="Arial" fo:font-size="10pt" officeooo:rsid="0003f9ac" officeooo:paragraph-rsid="0003f9ac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officeooo:rsid="0003f9ac" style:font-weight-asian="bold" style:font-weight-complex="bold"/>
    </style:style>
    <style:style style:name="T2" style:family="text">
      <style:text-properties officeooo:rsid="0003f9ac"/>
    </style:style>
    <style:style style:name="T3" style:family="text">
      <style:text-properties officeooo:rsid="0005741b"/>
    </style:style>
    <style:style style:name="T4" style:family="text">
      <style:text-properties officeooo:rsid="0008c877"/>
    </style:style>
    <style:style style:name="T5" style:family="text">
      <style:text-properties officeooo:rsid="000ac06b"/>
    </style:style>
    <style:style style:name="T6" style:family="text">
      <style:text-properties officeooo:rsid="000cb4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livander :</text:p>
      <text:p text:style-name="P2"/>
      <text:p text:style-name="P2"/>
      <text:p text:style-name="P2">VARIABLES :</text:p>
      <text:p text:style-name="P2"/>
      <text:p text:style-name="P2">monnaie, monnaie_rendue : liste <text:span text:style-name="T3">d’entiers</text:span></text:p>
      <text:p text:style-name="P3"/>
      <text:p text:style-name="P7">DÉBUT :</text:p>
      <text:p text:style-name="P3">monnaie_rendue ← [0, 0, 0]</text:p>
      <text:p text:style-name="P2">Fonction ollivander (monnaie):</text:p>
      <text:p text:style-name="P2"><text:s text:c="4"/>monnaie_rendue[1] ← monnaie[2] // 29 + monnaie[1]</text:p>
      <text:p text:style-name="P2"><text:s text:c="4"/>monnaie_rendue[2] ← reste de <text:span text:style-name="T3">(</text:span>monnaie[2] // 29<text:span text:style-name="T3">)</text:span></text:p>
      <text:p text:style-name="P2"><text:s text:c="4"/>monnaie_rendue[0] ← monnaie_rendue[1] // 17 + monnaie[0]</text:p>
      <text:p text:style-name="P2"><text:s text:c="4"/>monnaie_rendue[1] ← reste de <text:span text:style-name="T3">(</text:span>monnaie_rendue[1] // 17<text:span text:style-name="T3">)</text:span></text:p>
      <text:p text:style-name="P2"><text:s text:c="4"/></text:p>
      <text:p text:style-name="P2"><text:s text:c="4"/>Renvoyer monnaie_rendue</text:p>
      <text:p text:style-name="P2"/>
      <text:p text:style-name="P2"/>
      <text:p text:style-name="P1">Fleury et Bott :</text:p>
      <text:p text:style-name="P2"/>
      <text:p text:style-name="P2">VARIABLES :</text:p>
      <text:p text:style-name="P2"/>
      <text:p text:style-name="P2">monnaie, <text:span text:style-name="T3">billet</text:span> : entier</text:p>
      <text:p text:style-name="P2">monnaie_rendue : dictionnaire <text:span text:style-name="T3">d’entiers</text:span></text:p>
      <text:p text:style-name="P2">monnaie_dispo : tuple <text:span text:style-name="T3">d’entiers</text:span></text:p>
      <text:p text:style-name="P2"/>
      <text:p text:style-name="P7">DÉBUT :</text:p>
      <text:p text:style-name="P2"/>
      <text:p text:style-name="P2">Fonction flourish_and_blotts(monnaie) :</text:p>
      <text:p text:style-name="P2"><text:s text:c="4"/></text:p>
      <text:p text:style-name="P2"><text:s text:c="4"/>monnaie_dispo ← (500, 200, 100, 50, 20, 10, 5, 2, 1)</text:p>
      <text:p text:style-name="P2"><text:s text:c="4"/>monnaie_rendue ← {500 : 0, 200 : 0, 100 : 0, 50 : 0, 20 : 0, 10 : 0, 5 : 0, 2 : 0, 1 : 0}</text:p>
      <text:p text:style-name="P2"/>
      <text:p text:style-name="P2"><text:s text:c="4"/>POUR billet dans monnaie_dispo:</text:p>
      <text:p text:style-name="P2"><text:s text:c="8"/>monnaie_rendue[billet] ← monnaie // billet</text:p>
      <text:p text:style-name="P2"><text:s text:c="8"/>monnaie ← <text:span text:style-name="T3">reste de (</text:span>monnaie // billet<text:span text:style-name="T3">)</text:span></text:p>
      <text:p text:style-name="P2"><text:s text:c="4"/>F<text:span text:style-name="T2">IN</text:span> POUR</text:p>
      <text:p text:style-name="P2"/>
      <text:p text:style-name="P2"><text:s text:c="4"/>Renvoyer monnaie_rendue</text:p>
      <text:p text:style-name="P2"><text:s text:c="3"/></text:p>
      <text:p text:style-name="P1"/>
      <text:p text:style-name="P2"><text:span text:style-name="T1">Guipure</text:span> :</text:p>
      <text:p text:style-name="P2"/>
      <text:p text:style-name="P4">VARIABLES</text:p>
      <text:p text:style-name="P2">m<text:span text:style-name="T3">onnaie_dispo, rendu_caisse : dictionnaires d’entiers</text:span></text:p>
      <text:p text:style-name="P7"><text:span text:style-name="T4">monnaie</text:span>, billet : entier<text:span text:style-name="T5">s</text:span></text:p>
      <text:p text:style-name="P7"/>
      <text:p text:style-name="P7">DÉBUT :</text:p>
      <text:p text:style-name="P7"/>
      <text:p text:style-name="P9"><text:span text:style-name="T3">Fonction malkin(</text:span><text:span text:style-name="T4">monnaie</text:span><text:span text:style-name="T3">) :</text:span></text:p>
      <text:p text:style-name="P9"><text:tab/>monnaie_dispo ← {200: 1, 100 : 3, 50: 1, 20: 1, 10: 1, 2: 5}</text:p>
      <text:p text:style-name="P2"><text:tab/>rendu_caisse ← {200: 0, 100: 0, 50 : 0, <text:s/>20: 0, 10: 0, 2: 0}</text:p>
      <text:p text:style-name="P2"><text:tab/></text:p>
      <text:p text:style-name="P2"><text:tab/>POUR billet DANS monnaie_dispo :</text:p>
      <text:p text:style-name="P2"><text:tab/><text:tab/>TANT QUE <text:s/><text:span text:style-name="T4">monnaie</text:span> ≥ billet ET monnaie_dispo<text:span text:style-name="T2">[billet]</text:span> &gt; 0:</text:p>
      <text:p text:style-name="P3"><text:tab/><text:tab/><text:tab/>monnaie_dispo<text:span text:style-name="T2">[billet] ← monnaie_dispo[billet]</text:span> -1 </text:p>
      <text:p text:style-name="P2"><text:tab/><text:tab/><text:tab/><text:span text:style-name="T4">monnaie</text:span> ← <text:span text:style-name="T4">monnaie</text:span> - billets </text:p>
      <text:p text:style-name="P3"><text:tab/><text:tab/><text:tab/>rendu_caisse<text:span text:style-name="T2">[billet] ← rendu_caisse[billet] </text:span>+ 1</text:p>
      <text:p text:style-name="P4"><text:tab/><text:tab/>FIN TANT </text:p>
      <text:p text:style-name="P4"><text:tab/>FIN POUR</text:p>
      <text:p text:style-name="P2"/>
      <text:p text:style-name="P2"><text:tab/>Renvo<text:span text:style-name="T4">yer</text:span> rendu_cais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23:56:26.536000000</meta:creation-date>
    <dc:date>2022-01-26T17:01:44.400000000</dc:date>
    <meta:editing-duration>PT13M</meta:editing-duration>
    <meta:editing-cycles>5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45" meta:word-count="213" meta:character-count="1391" meta:non-whitespace-character-count="1128"/>
  </office:meta>
</office:document-meta>
</file>